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5pt solid #000000"/>
    </style:style>
    <style:style style:name="P1" style:family="paragraph" style:parent-style-name="Standard">
      <style:text-properties style:font-name="Liberation Sans" officeooo:rsid="001e84c9" officeooo:paragraph-rsid="001e84c9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1e84c9" officeooo:paragraph-rsid="001e84c9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1e84c9" officeooo:paragraph-rsid="001e84c9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1e84c9" officeooo:paragraph-rsid="001f3623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1e84c9" officeooo:paragraph-rsid="001f6738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f3623" officeooo:paragraph-rsid="001f3623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rsid="001f6738" officeooo:paragraph-rsid="001f6738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paragraph-rsid="001e84c9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paragraph-rsid="001f3623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officeooo:paragraph-rsid="001f67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</text:p>
      <text:p text:style-name="P1">Prénom :</text:p>
      <text:p text:style-name="P1">Classe :</text:p>
      <text:p text:style-name="P2">Travail réflexif : « … à l’autre bout de la classe »</text:p>
      <text:p text:style-name="P3"/>
      <text:p text:style-name="P3">1. Qu'as-tu fait qui t'a conduit à cette retenue ? Décris brièvement ce qui s'est passé en classe.</text:p>
      <text:p text:style-name="P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>………………………………………………………………………………………………………..</text:p>
            <text:p text:style-name="P10">………………………………………………………………………………………………………..</text:p>
            <text:p text:style-name="P10">………………………………………………………………………………………………………..</text:p>
          </table:table-cell>
        </table:table-row>
      </table:table>
      <text:p text:style-name="P3"/>
      <text:p text:style-name="P4">2. Explique pourquoi parler à des camarades à l'autre bout de la classe peut être un problème. Pense aux conséquences pour toi, pour tes camarades et pour le professeur.</text:p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1">………………………………………………………………………………………………………..</text:p>
            <text:p text:style-name="P11">………………………………………………………………………………………………………..</text:p>
            <text:p text:style-name="P11">………………………………………………………………………………………………………..</text:p>
            <text:p text:style-name="P11">………………………………………………………………………………………………………..</text:p>
            <text:p text:style-name="P11">………………………………………………………………………………………………………..</text:p>
          </table:table-cell>
        </table:table-row>
      </table:table>
      <text:p text:style-name="P4"/>
      <text:p text:style-name="P6">3. Comment ton comportement a-t-il pu affecter les autres élèves et le professeur ? Pense à la concentration, au respect et à l'apprentissage.</text:p>
      <text:p text:style-name="P6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1">………………………………………………………………………………………………………..</text:p>
            <text:p text:style-name="P11">………………………………………………………………………………………………………..</text:p>
            <text:p text:style-name="P11">………………………………………………………………………………………………………..</text:p>
            <text:p text:style-name="P11">………………………………………………………………………………………………………..</text:p>
            <text:p text:style-name="P11">………………………………………………………………………………………………………..</text:p>
          </table:table-cell>
        </table:table-row>
      </table:table>
      <text:p text:style-name="P4"/>
      <text:p text:style-name="P7">4. Quelles sont les alternatives pour communiquer avec tes camarades sans perturber la classe ? Par exemple, attendre la fin du cours, utiliser des moments de travail en groupe, etc.</text:p>
      <text:p text:style-name="P7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2">………………………………………………………………………………………………………..</text:p>
            <text:p text:style-name="P12">………………………………………………………………………………………………………..</text:p>
            <text:p text:style-name="P12">………………………………………………………………………………………………………..</text:p>
            <text:p text:style-name="P12">………………………………………………………………………………………………………..</text:p>
            <text:p text:style-name="P12">………………………………………………………………………………………………………..</text:p>
          </table:table-cell>
        </table:table-row>
      </table:table>
      <text:p text:style-name="P5"/>
      <text:p text:style-name="P7">5. Quels engagements peux-tu prendre pour éviter que cette situation ne se reproduise ? Par exemple, lever la main pour demander la parole, attendre la fin du cours pour parler, etc.</text:p>
      <text:p text:style-name="P7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2">………………………………………………………………………………………………………..</text:p>
            <text:p text:style-name="P12">………………………………………………………………………………………………………..</text:p>
            <text:p text:style-name="P12">………………………………………………………………………………………………………..</text:p>
            <text:p text:style-name="P12">………………………………………………………………………………………………………..</text:p>
            <text:p text:style-name="P12">……………………………………………………………………………………………………….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4T17:04:37.257000000</meta:creation-date>
    <dc:date>2025-05-14T17:09:11.993000000</dc:date>
    <meta:editing-duration>PT4M32S</meta:editing-duration>
    <meta:editing-cycles>4</meta:editing-cycles>
    <meta:generator>LibreOffice/7.4.3.2$Windows_X86_64 LibreOffice_project/1048a8393ae2eeec98dff31b5c133c5f1d08b890</meta:generator>
    <meta:document-statistic meta:table-count="5" meta:image-count="0" meta:object-count="0" meta:page-count="1" meta:paragraph-count="32" meta:word-count="172" meta:character-count="1789" meta:non-whitespace-character-count="1649"/>
  </office:meta>
</office:document-meta>
</file>